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3f42" officeooo:paragraph-rsid="00103f42"/>
    </style:style>
    <style:style style:name="P2" style:family="paragraph" style:parent-style-name="Standard">
      <style:text-properties officeooo:rsid="00104c34" officeooo:paragraph-rsid="00104c34"/>
    </style:style>
    <style:style style:name="P3" style:family="paragraph" style:parent-style-name="Standard">
      <style:text-properties officeooo:paragraph-rsid="00104c34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1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P1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1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14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15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6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/>
    <style:style style:name="P20" style:family="paragraph" style:parent-style-name="Heading_20_3">
      <style:text-properties officeooo:paragraph-rsid="001551d4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T1" style:family="text">
      <style:text-properties officeooo:rsid="00103f42"/>
    </style:style>
    <style:style style:name="T2" style:family="text">
      <style:text-properties officeooo:rsid="00104c34"/>
    </style:style>
    <style:style style:name="T3" style:family="text">
      <style:text-properties officeooo:rsid="002d9eb4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32456d"/>
    </style:style>
    <style:style style:name="T10" style:family="text">
      <style:text-properties officeooo:rsid="001ec146"/>
    </style:style>
    <style:style style:name="T11" style:family="text">
      <style:text-properties officeooo:rsid="00123f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18" text:outline-level="1">Introduction</text:h>
      <text:h text:style-name="P19" text:outline-level="1"/>
      <text:h text:style-name="P18" text:outline-level="1">Organisation</text:h>
      <text:h text:style-name="P19" text:outline-level="1"/>
      <text:h text:style-name="P18" text:outline-level="1">Travail effectué</text:h>
      <text:h text:style-name="Heading_20_2" text:outline-level="2">DAO</text:h>
      <text:h text:style-name="Heading_20_3" text:outline-level="3">Mise en place de la base de donnée</text:h>
      <text:h text:style-name="Heading_20_3" text:outline-level="3">Mise en place des tests unitaires</text:h>
      <text:h text:style-name="Heading_20_3" text:outline-level="3">Développement des fonctions</text:h>
      <text:p text:style-name="P1"><text:tab/></text:p>
      <text:h text:style-name="P21" text:outline-level="2"/>
      <text:h text:style-name="P22" text:outline-level="2">Spring</text:h>
      <text:h text:style-name="Heading_20_3" text:outline-level="3">Fichier config</text:h>
      <text:h text:style-name="Heading_20_3" text:outline-level="3">Classes Manager</text:h>
      <text:h text:style-name="Heading_20_3" text:outline-level="3">Classe Controller</text:h>
      <text:h text:style-name="P20" text:outline-level="3">Les fichiers JSP</text:h>
      <text:h text:style-name="P20" text:outline-level="3"><text:span text:style-name="T1">Clarification du code</text:span></text:h>
      <text:p text:style-name="P1"/>
      <text:h text:style-name="P19" text:outline-level="1"/>
      <text:h text:style-name="P18" text:outline-level="1">Difficulté rencontrées</text:h>
      <text:h text:style-name="P19" text:outline-level="1"/>
      <text:h text:style-name="P18" text:outline-level="1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23f1d"/>
    </style:style>
    <style:style style:name="MT7" style:family="text">
      <style:text-properties officeooo:rsid="006f350f"/>
    </style:style>
    <style:style style:name="MT8" style:family="text">
      <style:text-properties officeooo:rsid="006fbb54"/>
    </style:style>
    <style:style style:name="MT9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5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3.C1" office:value-type="string">
              <text:p text:style-name="MP4"><text:date style:data-style-name="N37" text:date-value="2016-10-24T11:38:00.561999790" text:fixed="true">24/10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3</text:page-number></text:span><text:span text:style-name="MT3"> / </text:span><text:span text:style-name="Page_20_Number"><text:span text:style-name="MT4"><text:page-count style:num-format="1">7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6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5.C1" office:value-type="string">
              <text:p text:style-name="MP4"><text:date style:data-style-name="N37" text:date-value="2016-12-13T09:55:41.627999860" text:fixed="true">13/12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7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5">Réf : </text:span>UNIV-M2-000<text:span text:style-name="MT6">6<text:tab/><text:tab/><text:tab/><text:tab/><text:tab/><text:tab/><text:tab/><text:tab/><text:tab/><text:tab/><text:tab/></text:span><text:span text:style-name="MT6"><text:page-number text:select-page="current">3</text:page-number></text:span><text:span text:style-name="MT6">/</text:span><text:span text:style-name="MT6"><text:page-count>7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6-12-13T09:55:50.097000016" text:fixed="true">13/12/16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8">1</text:span></text:p>
            </table:table-cell>
          </table:table-row>
        </table:table>
        <text:p text:style-name="MP15"><text:span text:style-name="MT5">Réf : </text:span>UNIV-M2-000<text:span text:style-name="MT9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5S</meta:editing-duration>
    <meta:editing-cycles>9</meta:editing-cycles>
    <meta:generator>LibreOffice/5.0.5.2$Windows_x86 LibreOffice_project/55b006a02d247b5f7215fc6ea0fde844b30035b3</meta:generator>
    <dc:date>2016-12-13T09:59:36.137000000</dc:date>
    <meta:document-statistic meta:table-count="5" meta:image-count="3" meta:object-count="0" meta:page-count="7" meta:paragraph-count="52" meta:word-count="147" meta:character-count="914" meta:non-whitespace-character-count="792"/>
    <meta:user-defined meta:name="Info 1"/>
    <meta:user-defined meta:name="Info 2"/>
    <meta:user-defined meta:name="Info 3"/>
    <meta:user-defined meta:name="Info 4"/>
  </office:meta>
</office:document-meta>
</file>